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re Franklin" svg:font-family="'Libre Franklin', sans-serif, sans-serif"/>
    <style:font-face style:name="inherit" svg:font-family="inherit"/>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text-properties fo:font-variant="normal" fo:text-transform="none" fo:color="#000000" style:font-name="Arial1" fo:font-size="12pt" fo:letter-spacing="normal" fo:font-style="normal" fo:font-weight="normal" style:font-size-asian="12pt" style:font-size-complex="12pt"/>
    </style:style>
    <style:style style:name="P2" style:family="paragraph" style:parent-style-name="Text_20_body">
      <style:paragraph-properties fo:margin-left="0in" fo:margin-right="0in" fo:orphans="2" fo:widows="2" fo:text-indent="0in" style:auto-text-indent="false"/>
      <style:text-properties style:font-name="Arial1" fo:font-size="12pt" style:font-size-asian="12pt" style:font-size-complex="12pt"/>
    </style:style>
    <style:style style:name="P3" style:family="paragraph" style:parent-style-name="Text_20_body">
      <style:paragraph-properties fo:margin-left="0in" fo:margin-right="0in" fo:margin-top="0in" fo:margin-bottom="0.0972in" loext:contextual-spacing="false" fo:orphans="2" fo:widows="2" fo:text-indent="0in" style:auto-text-indent="false" fo:padding="0in" fo:border="none"/>
      <style:text-properties fo:font-variant="normal" fo:text-transform="none" fo:color="#000000" style:font-name="Arial1" fo:font-size="12pt" fo:letter-spacing="normal" fo:font-style="normal" fo:font-weight="normal" style:font-size-asian="12pt" style:font-size-complex="12pt"/>
    </style:style>
    <style:style style:name="P4" style:family="paragraph" style:parent-style-name="Text_20_body" style:list-style-name="L1">
      <style:paragraph-properties fo:margin-left="0in" fo:margin-right="0in" fo:margin-top="0in" fo:margin-bottom="0.0972in" loext:contextual-spacing="false" fo:orphans="2" fo:widows="2" fo:text-indent="0in" style:auto-text-indent="false" fo:padding="0in" fo:border="none"/>
      <style:text-properties fo:font-variant="normal" fo:text-transform="none" fo:color="#000000" style:font-name="Arial1" fo:font-size="12pt" fo:letter-spacing="normal" fo:font-style="normal" fo:font-weight="normal" style:font-size-asian="12pt" style:font-size-complex="12pt"/>
    </style:style>
    <style:style style:name="P5" style:family="paragraph" style:parent-style-name="Text_20_body">
      <style:paragraph-properties fo:margin-top="0in" fo:margin-bottom="0.139in" loext:contextual-spacing="false"/>
      <style:text-properties style:font-name="Arial1" fo:font-size="12pt" style:font-size-asian="12pt" style:font-size-complex="12pt"/>
    </style:style>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fo:font-variant="normal" fo:text-transform="none" fo:color="#000000" style:font-name="Libre Franklin" fo:font-size="9.5pt" fo:letter-spacing="normal" fo:font-style="normal" fo:font-weight="normal"/>
    </style:style>
    <style:style style:name="T4" style:family="text">
      <style:text-properties fo:font-variant="normal" fo:text-transform="none" fo:color="#000000" fo:font-size="9.5pt" fo:letter-spacing="normal" fo:font-style="normal" fo:font-weight="normal"/>
    </style:style>
    <style:style style:name="T5" style:family="text">
      <style:text-properties fo:font-variant="normal" fo:text-transform="none" fo:color="#000000" fo:letter-spacing="normal" fo:font-style="normal" fo:font-weight="normal"/>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tracked-changes text:track-changes="false">
        <text:changed-region xml:id="ct2529752999552" text:id="ct2529752999552">
          <text:insertion>
            <office:change-info>
              <dc:creator>Unknown Author</dc:creator>
              <dc:date>2023-11-23T13:11:27.332000000</dc:date>
            </office:change-info>
          </text:insertion>
        </text:changed-region>
        <text:changed-region xml:id="ct2530029517744" text:id="ct2530029517744">
          <text:deletion>
            <office:change-info>
              <dc:creator>Unknown Author</dc:creator>
              <dc:date>2023-11-23T13:11:27.332000000</dc:date>
            </office:change-info>
            <text:p text:style-name="P1">licensing notice adjacent to</text:p>
          </text:deletion>
        </text:changed-region>
        <text:changed-region xml:id="ct2529752999792" text:id="ct2529752999792">
          <text:insertion>
            <office:change-info>
              <dc:creator>Unknown Author</dc:creator>
              <dc:date>2023-11-23T13:11:27.332000000</dc:date>
            </office:change-info>
          </text:insertion>
        </text:changed-region>
        <text:changed-region xml:id="ct2530029515584" text:id="ct2530029515584">
          <text:deletion>
            <office:change-info>
              <dc:creator>Unknown Author</dc:creator>
              <dc:date>2023-11-23T13:11:27.332000000</dc:date>
            </office:change-info>
            <text:p text:style-name="P1">3.0</text:p>
          </text:deletion>
        </text:changed-region>
        <text:changed-region xml:id="ct2529753001952" text:id="ct2529753001952">
          <text:insertion>
            <office:change-info>
              <dc:creator>Unknown Author</dc:creator>
              <dc:date>2023-11-23T13:11:27.332000000</dc:date>
            </office:change-info>
          </text:insertion>
        </text:changed-region>
        <text:changed-region xml:id="ct2529753002192" text:id="ct2529753002192">
          <text:insertion>
            <office:change-info>
              <dc:creator>Unknown Author</dc:creator>
              <dc:date>2023-11-23T13:11:27.332000000</dc:date>
            </office:change-info>
          </text:insertion>
        </text:changed-region>
        <text:changed-region xml:id="ct2530029516544" text:id="ct2530029516544">
          <text:deletion>
            <office:change-info>
              <dc:creator>Unknown Author</dc:creator>
              <dc:date>2023-11-23T13:11:27.332000000</dc:date>
            </office:change-info>
            <text:p text:style-name="P1">worldwide</text:p>
          </text:deletion>
        </text:changed-region>
        <text:changed-region xml:id="ct2529753001712" text:id="ct2529753001712">
          <text:insertion>
            <office:change-info>
              <dc:creator>Unknown Author</dc:creator>
              <dc:date>2023-11-23T13:11:27.332000000</dc:date>
            </office:change-info>
          </text:insertion>
        </text:changed-region>
        <text:changed-region xml:id="ct2529954785584" text:id="ct2529954785584">
          <text:deletion>
            <office:change-info>
              <dc:creator>Unknown Author</dc:creator>
              <dc:date>2023-11-23T13:11:27.332000000</dc:date>
            </office:change-info>
            <text:p text:style-name="P1">sublicensable </text:p>
          </text:deletion>
        </text:changed-region>
        <text:changed-region xml:id="ct2530028324816" text:id="ct2530028324816">
          <text:deletion>
            <office:change-info>
              <dc:creator>Unknown Author</dc:creator>
              <dc:date>2023-11-23T13:11:27.332000000</dc:date>
            </office:change-info>
            <text:p text:style-name="P1">, for the duration of the copyright,</text:p>
          </text:deletion>
        </text:changed-region>
        <text:changed-region xml:id="ct2530029516784" text:id="ct2530029516784">
          <text:deletion>
            <office:change-info>
              <dc:creator>Unknown Author</dc:creator>
              <dc:date>2023-11-23T13:11:27.332000000</dc:date>
            </office:change-info>
            <text:p text:style-name="P3">a) </text:p>
          </text:deletion>
        </text:changed-region>
        <text:changed-region xml:id="ct2530029514624" text:id="ct2530029514624">
          <text:deletion>
            <office:change-info>
              <dc:creator>Unknown Author</dc:creator>
              <dc:date>2023-11-23T13:11:27.332000000</dc:date>
            </office:change-info>
            <text:p text:style-name="P3">, either alone or as part of a collective work</text:p>
          </text:deletion>
        </text:changed-region>
        <text:changed-region xml:id="ct2529753002432" text:id="ct2529753002432">
          <text:insertion>
            <office:change-info>
              <dc:creator>Unknown Author</dc:creator>
              <dc:date>2023-11-23T13:11:27.332000000</dc:date>
            </office:change-info>
          </text:insertion>
        </text:changed-region>
        <text:changed-region xml:id="ct2530029517984" text:id="ct2530029517984">
          <text:deletion>
            <office:change-info>
              <dc:creator>Unknown Author</dc:creator>
              <dc:date>2023-11-23T13:11:27.332000000</dc:date>
            </office:change-info>
            <text:p text:style-name="P3">b) to translate, adapt, alter, transform, modify, or arrange the Original Work, thereby creating</text:p>
          </text:deletion>
        </text:changed-region>
        <text:changed-region xml:id="ct2530029518224" text:id="ct2530029518224">
          <text:deletion>
            <office:change-info>
              <dc:creator>Unknown Author</dc:creator>
              <dc:date>2023-11-23T13:11:27.332000000</dc:date>
            </office:change-info>
            <text:p text:style-name="P3">c) </text:p>
          </text:deletion>
        </text:changed-region>
        <text:changed-region xml:id="ct2530029515104" text:id="ct2530029515104">
          <text:deletion>
            <office:change-info>
              <dc:creator>Unknown Author</dc:creator>
              <dc:date>2023-11-23T13:11:27.332000000</dc:date>
            </office:change-info>
            <text:p text:style-name="P3">or communicate </text:p>
          </text:deletion>
        </text:changed-region>
        <text:changed-region xml:id="ct2530029514864" text:id="ct2530029514864">
          <text:deletion>
            <office:change-info>
              <dc:creator>Unknown Author</dc:creator>
              <dc:date>2023-11-23T13:11:27.332000000</dc:date>
            </office:change-info>
            <text:p text:style-name="P3"><text:span text:style-name="T2">or communicate </text:span></text:p>
          </text:deletion>
        </text:changed-region>
        <text:changed-region xml:id="ct2529753002672" text:id="ct2529753002672">
          <text:insertion>
            <office:change-info>
              <dc:creator>Unknown Author</dc:creator>
              <dc:date>2023-11-23T13:11:27.332000000</dc:date>
            </office:change-info>
          </text:insertion>
        </text:changed-region>
        <text:changed-region xml:id="ct2530029516064" text:id="ct2530029516064">
          <text:deletion>
            <office:change-info>
              <dc:creator>Unknown Author</dc:creator>
              <dc:date>2023-11-23T13:11:27.332000000</dc:date>
            </office:change-info>
            <text:p text:style-name="P3"><text:span text:style-name="T2">this</text:span></text:p>
          </text:deletion>
        </text:changed-region>
        <text:changed-region xml:id="ct2530029517504" text:id="ct2530029517504">
          <text:deletion>
            <office:change-info>
              <dc:creator>Unknown Author</dc:creator>
              <dc:date>2023-11-23T13:11:27.332000000</dc:date>
            </office:change-info>
            <text:p text:style-name="P3">d) </text:p>
          </text:deletion>
        </text:changed-region>
        <text:changed-region xml:id="ct2530029516304" text:id="ct2530029516304">
          <text:deletion>
            <office:change-info>
              <dc:creator>Unknown Author</dc:creator>
              <dc:date>2023-11-23T13:11:27.332000000</dc:date>
            </office:change-info>
            <text:p text:style-name="P3">e) </text:p>
          </text:deletion>
        </text:changed-region>
        <text:changed-region xml:id="ct2529753002912" text:id="ct2529753002912">
          <text:insertion>
            <office:change-info>
              <dc:creator>Unknown Author</dc:creator>
              <dc:date>2023-11-23T13:11:27.332000000</dc:date>
            </office:change-info>
          </text:insertion>
        </text:changed-region>
        <text:changed-region xml:id="ct2530029515344" text:id="ct2530029515344">
          <text:deletion>
            <office:change-info>
              <dc:creator>Unknown Author</dc:creator>
              <dc:date>2023-11-23T13:11:27.332000000</dc:date>
            </office:change-info>
            <text:p text:style-name="P1"><text:span text:style-name="T1"> </text:span></text:p>
          </text:deletion>
        </text:changed-region>
        <text:changed-region xml:id="ct2529753000032" text:id="ct2529753000032">
          <text:insertion>
            <office:change-info>
              <dc:creator>Unknown Author</dc:creator>
              <dc:date>2023-11-23T13:11:27.332000000</dc:date>
            </office:change-info>
          </text:insertion>
        </text:changed-region>
        <text:changed-region xml:id="ct2530028324576" text:id="ct2530028324576">
          <text:insertion>
            <office:change-info>
              <dc:creator>Unknown Author</dc:creator>
              <dc:date>2023-11-23T13:11:27.332000000</dc:date>
            </office:change-info>
          </text:insertion>
        </text:changed-region>
        <text:changed-region xml:id="ct2529753000512" text:id="ct2529753000512">
          <text:insertion>
            <office:change-info>
              <dc:creator>Unknown Author</dc:creator>
              <dc:date>2023-11-23T13:11:27.332000000</dc:date>
            </office:change-info>
          </text:insertion>
        </text:changed-region>
        <text:changed-region xml:id="ct2530029517264" text:id="ct2530029517264">
          <text:deletion>
            <office:change-info>
              <dc:creator>Unknown Author</dc:creator>
              <dc:date>2023-11-23T13:11:27.332000000</dc:date>
            </office:change-info>
            <text:p text:style-name="P1">worldwide</text:p>
          </text:deletion>
        </text:changed-region>
        <text:changed-region xml:id="ct2529753000752" text:id="ct2529753000752">
          <text:insertion>
            <office:change-info>
              <dc:creator>Unknown Author</dc:creator>
              <dc:date>2023-11-23T13:11:27.332000000</dc:date>
            </office:change-info>
          </text:insertion>
        </text:changed-region>
        <text:changed-region xml:id="ct2530029555248" text:id="ct2530029555248">
          <text:deletion>
            <office:change-info>
              <dc:creator>Unknown Author</dc:creator>
              <dc:date>2023-11-23T13:11:27.332000000</dc:date>
            </office:change-info>
            <text:p text:style-name="P1">sublicensable </text:p>
          </text:deletion>
        </text:changed-region>
        <text:changed-region xml:id="ct2530029555488" text:id="ct2530029555488">
          <text:deletion>
            <office:change-info>
              <dc:creator>Unknown Author</dc:creator>
              <dc:date>2023-11-23T13:11:27.332000000</dc:date>
            </office:change-info>
            <text:p text:style-name="P1">for the duration of the patents, </text:p>
          </text:deletion>
        </text:changed-region>
        <text:changed-region xml:id="ct2529753003152" text:id="ct2529753003152">
          <text:insertion>
            <office:change-info>
              <dc:creator>Unknown Author</dc:creator>
              <dc:date>2023-11-23T13:11:27.332000000</dc:date>
            </office:change-info>
          </text:insertion>
        </text:changed-region>
        <text:changed-region xml:id="ct2530029553088" text:id="ct2530029553088">
          <text:deletion>
            <office:change-info>
              <dc:creator>Unknown Author</dc:creator>
              <dc:date>2023-11-23T13:11:27.332000000</dc:date>
            </office:change-info>
            <text:p text:style-name="P1">, </text:p>
          </text:deletion>
        </text:changed-region>
        <text:changed-region xml:id="ct2530029555728" text:id="ct2530029555728">
          <text:deletion>
            <office:change-info>
              <dc:creator>Unknown Author</dc:creator>
              <dc:date>2023-11-23T13:11:27.332000000</dc:date>
            </office:change-info>
            <text:p text:style-name="P1">, have made, and import</text:p>
          </text:deletion>
        </text:changed-region>
        <text:changed-region xml:id="ct2529753000992" text:id="ct2529753000992">
          <text:insertion>
            <office:change-info>
              <dc:creator>Unknown Author</dc:creator>
              <dc:date>2023-11-23T13:11:27.332000000</dc:date>
            </office:change-info>
          </text:insertion>
        </text:changed-region>
        <text:changed-region xml:id="ct2530029553568" text:id="ct2530029553568">
          <text:deletion>
            <office:change-info>
              <dc:creator>Unknown Author</dc:creator>
              <dc:date>2023-11-23T13:11:27.332000000</dc:date>
            </office:change-info>
            <text:p text:style-name="P1"><text:span text:style-name="T1"> </text:span></text:p>
          </text:deletion>
        </text:changed-region>
        <text:changed-region xml:id="ct2529753001232" text:id="ct2529753001232">
          <text:insertion>
            <office:change-info>
              <dc:creator>Unknown Author</dc:creator>
              <dc:date>2023-11-23T13:11:27.332000000</dc:date>
            </office:change-info>
          </text:insertion>
        </text:changed-region>
        <text:changed-region xml:id="ct2530029555968" text:id="ct2530029555968">
          <text:deletion>
            <office:change-info>
              <dc:creator>Unknown Author</dc:creator>
              <dc:date>2023-11-23T13:11:27.332000000</dc:date>
            </office:change-info>
            <text:p text:style-name="P1"><text:s/></text:p>
          </text:deletion>
        </text:changed-region>
        <text:changed-region xml:id="ct2529753001472" text:id="ct2529753001472">
          <text:insertion>
            <office:change-info>
              <dc:creator>Unknown Author</dc:creator>
              <dc:date>2023-11-23T13:11:27.332000000</dc:date>
            </office:change-info>
          </text:insertion>
        </text:changed-region>
        <text:changed-region xml:id="ct2529991740112" text:id="ct2529991740112">
          <text:insertion>
            <office:change-info>
              <dc:creator>Unknown Author</dc:creator>
              <dc:date>2023-11-23T13:11:27.332000000</dc:date>
            </office:change-info>
          </text:insertion>
        </text:changed-region>
        <text:changed-region xml:id="ct2529991739872" text:id="ct2529991739872">
          <text:insertion>
            <office:change-info>
              <dc:creator>Unknown Author</dc:creator>
              <dc:date>2023-11-23T13:11:27.332000000</dc:date>
            </office:change-info>
          </text:insertion>
        </text:changed-region>
        <text:changed-region xml:id="ct2529991740832" text:id="ct2529991740832">
          <text:insertion>
            <office:change-info>
              <dc:creator>Unknown Author</dc:creator>
              <dc:date>2023-11-23T13:11:27.332000000</dc:date>
            </office:change-info>
          </text:insertion>
        </text:changed-region>
        <text:changed-region xml:id="ct2530029553808" text:id="ct2530029553808">
          <text:deletion>
            <office:change-info>
              <dc:creator>Unknown Author</dc:creator>
              <dc:date>2023-11-23T13:11:27.332000000</dc:date>
            </office:change-info>
            <text:p text:style-name="P1">Except as expressly stated herein, nothing in this License grants any license to Licensor’s </text:p>
          </text:deletion>
        </text:changed-region>
        <text:changed-region xml:id="ct2529991740352" text:id="ct2529991740352">
          <text:insertion>
            <office:change-info>
              <dc:creator>Unknown Author</dc:creator>
              <dc:date>2023-11-23T13:11:27.332000000</dc:date>
            </office:change-info>
          </text:insertion>
        </text:changed-region>
        <text:changed-region xml:id="ct2529991740592" text:id="ct2529991740592">
          <text:insertion>
            <office:change-info>
              <dc:creator>Unknown Author</dc:creator>
              <dc:date>2023-11-23T13:11:27.332000000</dc:date>
            </office:change-info>
          </text:insertion>
        </text:changed-region>
        <text:changed-region xml:id="ct2530029554048" text:id="ct2530029554048">
          <text:deletion>
            <office:change-info>
              <dc:creator>Unknown Author</dc:creator>
              <dc:date>2023-11-23T13:11:27.332000000</dc:date>
            </office:change-info>
            <text:p text:style-name="P1">, offer for sale, have made, or import </text:p>
          </text:deletion>
        </text:changed-region>
        <text:changed-region xml:id="ct2529991741312" text:id="ct2529991741312">
          <text:insertion>
            <office:change-info>
              <dc:creator>Unknown Author</dc:creator>
              <dc:date>2023-11-23T13:11:27.332000000</dc:date>
            </office:change-info>
          </text:insertion>
        </text:changed-region>
        <text:changed-region xml:id="ct2530029554288" text:id="ct2530029554288">
          <text:deletion>
            <office:change-info>
              <dc:creator>Unknown Author</dc:creator>
              <dc:date>2023-11-23T13:11:27.332000000</dc:date>
            </office:change-info>
            <text:p text:style-name="P1">license</text:p>
          </text:deletion>
        </text:changed-region>
        <text:changed-region xml:id="ct2529991741072" text:id="ct2529991741072">
          <text:insertion>
            <office:change-info>
              <dc:creator>Unknown Author</dc:creator>
              <dc:date>2023-11-23T13:11:27.332000000</dc:date>
            </office:change-info>
          </text:insertion>
        </text:changed-region>
        <text:changed-region xml:id="ct2530029556208" text:id="ct2530029556208">
          <text:deletion>
            <office:change-info>
              <dc:creator>Unknown Author</dc:creator>
              <dc:date>2023-11-23T13:11:27.332000000</dc:date>
            </office:change-info>
            <text:p text:style-name="P1">terms different</text:p>
          </text:deletion>
        </text:changed-region>
        <text:changed-region xml:id="ct2529991738912" text:id="ct2529991738912">
          <text:insertion>
            <office:change-info>
              <dc:creator>Unknown Author</dc:creator>
              <dc:date>2023-11-23T13:11:27.332000000</dc:date>
            </office:change-info>
          </text:insertion>
        </text:changed-region>
        <text:changed-region xml:id="ct2530029554528" text:id="ct2530029554528">
          <text:deletion>
            <office:change-info>
              <dc:creator>Unknown Author</dc:creator>
              <dc:date>2023-11-23T13:11:27.332000000</dc:date>
            </office:change-info>
            <text:p text:style-name="P1">, distribution, or communication</text:p>
          </text:deletion>
        </text:changed-region>
        <text:changed-region xml:id="ct2529991738192" text:id="ct2529991738192">
          <text:insertion>
            <office:change-info>
              <dc:creator>Unknown Author</dc:creator>
              <dc:date>2023-11-23T13:11:27.332000000</dc:date>
            </office:change-info>
          </text:insertion>
        </text:changed-region>
        <text:changed-region xml:id="ct2530029554768" text:id="ct2530029554768">
          <text:deletion>
            <office:change-info>
              <dc:creator>Unknown Author</dc:creator>
              <dc:date>2023-11-23T13:11:27.332000000</dc:date>
            </office:change-info>
            <text:p text:style-name="P1">those works are distributed or communicated </text:p>
          </text:deletion>
        </text:changed-region>
        <text:changed-region xml:id="ct2529991739632" text:id="ct2529991739632">
          <text:insertion>
            <office:change-info>
              <dc:creator>Unknown Author</dc:creator>
              <dc:date>2023-11-23T13:11:27.332000000</dc:date>
            </office:change-info>
          </text:insertion>
        </text:changed-region>
        <text:changed-region xml:id="ct2529991739392" text:id="ct2529991739392">
          <text:insertion>
            <office:change-info>
              <dc:creator>Unknown Author</dc:creator>
              <dc:date>2023-11-23T13:11:27.332000000</dc:date>
            </office:change-info>
          </text:insertion>
        </text:changed-region>
        <text:changed-region xml:id="ct2530029556448" text:id="ct2530029556448">
          <text:deletion>
            <office:change-info>
              <dc:creator>Unknown Author</dc:creator>
              <dc:date>2023-11-23T13:11:27.332000000</dc:date>
            </office:change-info>
            <text:p text:style-name="P1">must treat</text:p>
          </text:deletion>
        </text:changed-region>
        <text:changed-region xml:id="ct2529991741552" text:id="ct2529991741552">
          <text:insertion>
            <office:change-info>
              <dc:creator>Unknown Author</dc:creator>
              <dc:date>2023-11-23T13:11:27.332000000</dc:date>
            </office:change-info>
          </text:insertion>
        </text:changed-region>
        <text:changed-region xml:id="ct2530029555008" text:id="ct2530029555008">
          <text:deletion>
            <office:change-info>
              <dc:creator>Unknown Author</dc:creator>
              <dc:date>2023-11-23T13:11:27.332000000</dc:date>
            </office:change-info>
            <text:p text:style-name="P1">the Original Work or a Derivative Work as a distribution under </text:p>
          </text:deletion>
        </text:changed-region>
        <text:changed-region xml:id="ct2529991738432" text:id="ct2529991738432">
          <text:insertion>
            <office:change-info>
              <dc:creator>Unknown Author</dc:creator>
              <dc:date>2023-11-23T13:11:27.332000000</dc:date>
            </office:change-info>
          </text:insertion>
        </text:changed-region>
        <text:changed-region xml:id="ct2530029552848" text:id="ct2530029552848">
          <text:deletion>
            <office:change-info>
              <dc:creator>Unknown Author</dc:creator>
              <dc:date>2023-11-23T13:11:27.332000000</dc:date>
            </office:change-info>
            <text:p text:style-name="P1">,</text:p>
          </text:deletion>
        </text:changed-region>
        <text:changed-region xml:id="ct2529991737952" text:id="ct2529991737952">
          <text:insertion>
            <office:change-info>
              <dc:creator>Unknown Author</dc:creator>
              <dc:date>2023-11-23T13:11:27.332000000</dc:date>
            </office:change-info>
          </text:insertion>
        </text:changed-region>
        <text:changed-region xml:id="ct2530029553328" text:id="ct2530029553328">
          <text:deletion>
            <office:change-info>
              <dc:creator>Unknown Author</dc:creator>
              <dc:date>2023-11-23T13:11:27.332000000</dc:date>
            </office:change-info>
            <text:p text:style-name="P1">preceding</text:p>
          </text:deletion>
        </text:changed-region>
        <text:changed-region xml:id="ct2529991738672" text:id="ct2529991738672">
          <text:insertion>
            <office:change-info>
              <dc:creator>Unknown Author</dc:creator>
              <dc:date>2023-11-23T13:11:27.332000000</dc:date>
            </office:change-info>
          </text:insertion>
        </text:changed-region>
        <text:changed-region xml:id="ct2530028462208" text:id="ct2530028462208">
          <text:deletion>
            <office:change-info>
              <dc:creator>Unknown Author</dc:creator>
              <dc:date>2023-11-23T13:11:27.332000000</dc:date>
            </office:change-info>
            <text:p text:style-name="P1">non-infringement, merchantability or fitness for a particular purpose</text:p>
          </text:deletion>
        </text:changed-region>
        <text:changed-region xml:id="ct2530028465328" text:id="ct2530028465328">
          <text:deletion>
            <office:change-info>
              <dc:creator>Unknown Author</dc:creator>
              <dc:date>2023-11-23T13:11:27.332000000</dc:date>
            </office:change-info>
            <text:p text:style-name="P1">the </text:p>
          </text:deletion>
        </text:changed-region>
        <text:changed-region xml:id="ct2529991739152" text:id="ct2529991739152">
          <text:insertion>
            <office:change-info>
              <dc:creator>Unknown Author</dc:creator>
              <dc:date>2023-11-23T13:11:27.332000000</dc:date>
            </office:change-info>
          </text:insertion>
        </text:changed-region>
        <text:changed-region xml:id="ct2530028464608" text:id="ct2530028464608">
          <text:deletion>
            <office:change-info>
              <dc:creator>Unknown Author</dc:creator>
              <dc:date>2023-11-23T13:11:27.332000000</dc:date>
            </office:change-info>
            <text:p text:style-name="P1">by this License</text:p>
          </text:deletion>
        </text:changed-region>
        <text:changed-region xml:id="ct2529991773664" text:id="ct2529991773664">
          <text:insertion>
            <office:change-info>
              <dc:creator>Unknown Author</dc:creator>
              <dc:date>2023-11-23T13:11:27.332000000</dc:date>
            </office:change-info>
          </text:insertion>
        </text:changed-region>
        <text:changed-region xml:id="ct2530028464848" text:id="ct2530028464848">
          <text:deletion>
            <office:change-info>
              <dc:creator>Unknown Author</dc:creator>
              <dc:date>2023-11-23T13:11:27.332000000</dc:date>
            </office:change-info>
            <text:p text:style-name="P1">anyone </text:p>
          </text:deletion>
        </text:changed-region>
        <text:changed-region xml:id="ct2529991771984" text:id="ct2529991771984">
          <text:insertion>
            <office:change-info>
              <dc:creator>Unknown Author</dc:creator>
              <dc:date>2023-11-23T13:11:27.332000000</dc:date>
            </office:change-info>
          </text:insertion>
        </text:changed-region>
        <text:changed-region xml:id="ct2529991773424" text:id="ct2529991773424">
          <text:insertion>
            <office:change-info>
              <dc:creator>Unknown Author</dc:creator>
              <dc:date>2023-11-23T13:11:27.332000000</dc:date>
            </office:change-info>
          </text:insertion>
        </text:changed-region>
        <text:changed-region xml:id="ct2529991772224" text:id="ct2529991772224">
          <text:insertion>
            <office:change-info>
              <dc:creator>Unknown Author</dc:creator>
              <dc:date>2023-11-23T13:11:27.332000000</dc:date>
            </office:change-info>
          </text:insertion>
        </text:changed-region>
        <text:changed-region xml:id="ct2529991773904" text:id="ct2529991773904">
          <text:insertion>
            <office:change-info>
              <dc:creator>Unknown Author</dc:creator>
              <dc:date>2023-11-23T13:11:27.332000000</dc:date>
            </office:change-info>
          </text:insertion>
        </text:changed-region>
        <text:changed-region xml:id="ct2530028461728" text:id="ct2530028461728">
          <text:deletion>
            <office:change-info>
              <dc:creator>Unknown Author</dc:creator>
              <dc:date>2023-11-23T13:11:27.332000000</dc:date>
            </office:change-info>
            <text:p text:style-name="P1">, at any time, You expressly assented to this License, that assent indicates your clear and irrevocable acceptance of this License and all of its terms and conditions. If You distribute or communicate </text:p>
          </text:deletion>
        </text:changed-region>
        <text:changed-region xml:id="ct2529991772944" text:id="ct2529991772944">
          <text:insertion>
            <office:change-info>
              <dc:creator>Unknown Author</dc:creator>
              <dc:date>2023-11-23T13:11:27.332000000</dc:date>
            </office:change-info>
          </text:insertion>
        </text:changed-region>
        <text:changed-region xml:id="ct2530028462928" text:id="ct2530028462928">
          <text:deletion>
            <office:change-info>
              <dc:creator>Unknown Author</dc:creator>
              <dc:date>2023-11-23T13:11:27.332000000</dc:date>
            </office:change-info>
            <text:p text:style-name="P1">This License conditions your rights to undertake the activities listed in Section 1, including your right</text:p>
          </text:deletion>
        </text:changed-region>
        <text:changed-region xml:id="ct2529991774144" text:id="ct2529991774144">
          <text:insertion>
            <office:change-info>
              <dc:creator>Unknown Author</dc:creator>
              <dc:date>2023-11-23T13:11:27.332000000</dc:date>
            </office:change-info>
          </text:insertion>
        </text:changed-region>
        <text:changed-region xml:id="ct2529991774384" text:id="ct2529991774384">
          <text:insertion>
            <office:change-info>
              <dc:creator>Unknown Author</dc:creator>
              <dc:date>2023-11-23T13:11:27.332000000</dc:date>
            </office:change-info>
          </text:insertion>
        </text:changed-region>
        <text:changed-region xml:id="ct2530028463168" text:id="ct2530028463168">
          <text:deletion>
            <office:change-info>
              <dc:creator>Unknown Author</dc:creator>
              <dc:date>2023-11-23T13:11:27.332000000</dc:date>
            </office:change-info>
            <text:p text:style-name="P1">doing so without honoring these terms and conditions is </text:p>
          </text:deletion>
        </text:changed-region>
        <text:changed-region xml:id="ct2529991770784" text:id="ct2529991770784">
          <text:insertion>
            <office:change-info>
              <dc:creator>Unknown Author</dc:creator>
              <dc:date>2023-11-23T13:11:27.332000000</dc:date>
            </office:change-info>
          </text:insertion>
        </text:changed-region>
        <text:changed-region xml:id="ct2530028461968" text:id="ct2530028461968">
          <text:deletion>
            <office:change-info>
              <dc:creator>Unknown Author</dc:creator>
              <dc:date>2023-11-23T13:11:27.332000000</dc:date>
            </office:change-info>
            <text:p text:style-name="P1">copyright law and </text:p>
          </text:deletion>
        </text:changed-region>
        <text:changed-region xml:id="ct2529991772464" text:id="ct2529991772464">
          <text:insertion>
            <office:change-info>
              <dc:creator>Unknown Author</dc:creator>
              <dc:date>2023-11-23T13:11:27.332000000</dc:date>
            </office:change-info>
          </text:insertion>
        </text:changed-region>
        <text:changed-region xml:id="ct2530028463408" text:id="ct2530028463408">
          <text:deletion>
            <office:change-info>
              <dc:creator>Unknown Author</dc:creator>
              <dc:date>2023-11-23T13:11:27.332000000</dc:date>
            </office:change-info>
            <text:p text:style-name="P1">Nothing in this License is intended to affect copyright exceptions and limitations (including “fair use” or “fair dealing”)</text:p>
          </text:deletion>
        </text:changed-region>
        <text:changed-region xml:id="ct2529991772704" text:id="ct2529991772704">
          <text:insertion>
            <office:change-info>
              <dc:creator>Unknown Author</dc:creator>
              <dc:date>2023-11-23T13:11:27.332000000</dc:date>
            </office:change-info>
          </text:insertion>
        </text:changed-region>
        <text:changed-region xml:id="ct2530028463648" text:id="ct2530028463648">
          <text:deletion>
            <office:change-info>
              <dc:creator>Unknown Author</dc:creator>
              <dc:date>2023-11-23T13:11:27.332000000</dc:date>
            </office:change-info>
            <text:p text:style-name="P1">You</text:p>
          </text:deletion>
        </text:changed-region>
        <text:changed-region xml:id="ct2529991773184" text:id="ct2529991773184">
          <text:insertion>
            <office:change-info>
              <dc:creator>Unknown Author</dc:creator>
              <dc:date>2023-11-23T13:11:27.332000000</dc:date>
            </office:change-info>
          </text:insertion>
        </text:changed-region>
        <text:changed-region xml:id="ct2530028463888" text:id="ct2530028463888">
          <text:deletion>
            <office:change-info>
              <dc:creator>Unknown Author</dc:creator>
              <dc:date>2023-11-23T13:11:27.332000000</dc:date>
            </office:change-info>
            <text:p text:style-name="P1">your</text:p>
          </text:deletion>
        </text:changed-region>
        <text:changed-region xml:id="ct2529991771024" text:id="ct2529991771024">
          <text:insertion>
            <office:change-info>
              <dc:creator>Unknown Author</dc:creator>
              <dc:date>2023-11-23T13:11:27.332000000</dc:date>
            </office:change-info>
          </text:insertion>
        </text:changed-region>
        <text:changed-region xml:id="ct2530028464128" text:id="ct2530028464128">
          <text:deletion>
            <office:change-info>
              <dc:creator>Unknown Author</dc:creator>
              <dc:date>2023-11-23T13:11:27.332000000</dc:date>
            </office:change-info>
            <text:p text:style-name="P1">conditions</text:p>
          </text:deletion>
        </text:changed-region>
        <text:changed-region xml:id="ct2529991771264" text:id="ct2529991771264">
          <text:insertion>
            <office:change-info>
              <dc:creator>Unknown Author</dc:creator>
              <dc:date>2023-11-23T13:11:27.332000000</dc:date>
            </office:change-info>
          </text:insertion>
        </text:changed-region>
        <text:changed-region xml:id="ct2529991771504" text:id="ct2529991771504">
          <text:insertion>
            <office:change-info>
              <dc:creator>Unknown Author</dc:creator>
              <dc:date>2023-11-23T13:11:27.332000000</dc:date>
            </office:change-info>
          </text:insertion>
        </text:changed-region>
        <text:changed-region xml:id="ct2530028465088" text:id="ct2530028465088">
          <text:deletion>
            <office:change-info>
              <dc:creator>Unknown Author</dc:creator>
              <dc:date>2023-11-23T13:11:27.332000000</dc:date>
            </office:change-info>
            <text:p text:style-name="P1"> </text:p>
          </text:deletion>
        </text:changed-region>
        <text:changed-region xml:id="ct2529991771744" text:id="ct2529991771744">
          <text:insertion>
            <office:change-info>
              <dc:creator>Unknown Author</dc:creator>
              <dc:date>2023-11-23T13:11:27.332000000</dc:date>
            </office:change-info>
          </text:insertion>
        </text:changed-region>
        <text:changed-region xml:id="ct2530028464368" text:id="ct2530028464368">
          <text:deletion>
            <office:change-info>
              <dc:creator>Unknown Author</dc:creator>
              <dc:date>2023-11-23T13:11:27.332000000</dc:date>
            </office:change-info>
            <text:p text:style-name="P1">copyright or patent law in the appropriate jurisdiction</text:p>
          </text:deletion>
        </text:changed-region>
        <text:changed-region xml:id="ct2530028462448" text:id="ct2530028462448">
          <text:deletion>
            <office:change-info>
              <dc:creator>Unknown Author</dc:creator>
              <dc:date>2023-11-23T13:11:27.332000000</dc:date>
            </office:change-info>
            <text:p text:style-name="P1"><text:span text:style-name="T1">’</text:span></text:p>
          </text:deletion>
        </text:changed-region>
        <text:changed-region xml:id="ct2529954784624" text:id="ct2529954784624">
          <text:insertion>
            <office:change-info>
              <dc:creator>Unknown Author</dc:creator>
              <dc:date>2023-11-23T13:11:27.332000000</dc:date>
            </office:change-info>
          </text:insertion>
        </text:changed-region>
        <text:changed-region xml:id="ct2529954786544" text:id="ct2529954786544">
          <text:insertion>
            <office:change-info>
              <dc:creator>Unknown Author</dc:creator>
              <dc:date>2023-11-23T13:11:27.332000000</dc:date>
            </office:change-info>
          </text:insertion>
        </text:changed-region>
        <text:changed-region xml:id="ct2529753000272" text:id="ct2529753000272">
          <text:deletion>
            <office:change-info>
              <dc:creator>Unknown Author</dc:creator>
              <dc:date>2023-11-23T13:11:27.332000000</dc:date>
            </office:change-info>
            <text:p text:style-name="P2"/>
            <text:p text:style-name="P5">16) <text:span text:style-name="T1">Modification of This License.</text:span> This License is Copyright © 2005 Lawrence Rosen. Permission is granted to copy, distribute, or communicate this License without modification. Nothing in this License permits You to modify this License as applied to the Original Work or to Derivative Works. However, You may modify the text of this License and copy, distribute or communicate your modified version (the “Modified License”) and apply it to other original works of authorship subject to the following conditions: (i) You may not indicate in any way that your Modified License is the “Open Software License” or “OSL” and you may not use those names in the name of your Modified License; (ii) You must replace the notice specified in the first paragraph above with the notice “Licensed under &lt;insert your license name here&gt;” or with a notice of your own that is not confusingly similar to the notice in this License; and (iii) You may not claim that your original works are open source software unless your Modified License has been approved by Open Source Initiative (OSI) and You comply with its license review and certification proces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is Open Software License (the “License”) applies to any original work of authorship (the “Original Work”) whose owner (the “Licensor”) has placed the following <text:change-start text:change-id="ct2529752999552"/>notice immediately following<text:change-end text:change-id="ct2529752999552"/><text:change text:change-id="ct2530029517744"/> the copyright notice for the Original Work:</text:p>
      <text:p text:style-name="P1">Licensed under the Open Software License version <text:change-start text:change-id="ct2529752999792"/>2.1<text:change-end text:change-id="ct2529752999792"/><text:change text:change-id="ct2530029515584"/></text:p>
      <text:p text:style-name="P1">1) <text:span text:style-name="T1">Grant of Copyright License.</text:span> Licensor <text:change-start text:change-id="ct2529753001952"/>hereby <text:change-end text:change-id="ct2529753001952"/>grants You a <text:change-start text:change-id="ct2529753002192"/>world-wide<text:change-end text:change-id="ct2529753002192"/><text:change text:change-id="ct2530029516544"/>, royalty-free, non-exclusive, <text:change-start text:change-id="ct2529753001712"/>perpetual, sublicenseable <text:change-end text:change-id="ct2529753001712"/><text:change text:change-id="ct2529954785584"/>license<text:change text:change-id="ct2530028324816"/> to do the following:</text:p>
      <text:list xml:id="list3494017613" text:style-name="L1">
        <text:list-item>
          <text:p text:style-name="P4"><text:change text:change-id="ct2530029516784"/>to reproduce the Original Work in copies<text:change text:change-id="ct2530029514624"/>;</text:p>
        </text:list-item>
        <text:list-item>
          <text:p text:style-name="P4"><text:change-start text:change-id="ct2529753002432"/>to prepare<text:change-end text:change-id="ct2529753002432"/><text:change text:change-id="ct2530029517984"/> derivative works (“Derivative Works”) based upon the Original Work;</text:p>
        </text:list-item>
        <text:list-item>
          <text:p text:style-name="P4"><text:change text:change-id="ct2530029518224"/>to distribute <text:change text:change-id="ct2530029515104"/>copies of the Original Work and Derivative Works to the public, <text:span text:style-name="T2">with the proviso that copies of Original Work or Derivative Works that You distribute </text:span><text:change text:change-id="ct2530029514864"/><text:span text:style-name="T2">shall be licensed under </text:span><text:change-start text:change-id="ct2529753002672"/><text:span text:style-name="T2">the</text:span><text:change-end text:change-id="ct2529753002672"/><text:change text:change-id="ct2530029516064"/><text:span text:style-name="T2"> Open Software License</text:span>;</text:p>
        </text:list-item>
        <text:list-item>
          <text:p text:style-name="P4"><text:change text:change-id="ct2530029517504"/>to perform the Original Work publicly; and</text:p>
        </text:list-item>
        <text:list-item>
          <text:p text:style-name="P4"><text:change text:change-id="ct2530029516304"/>to display the Original Work publicly.</text:p>
        </text:list-item>
      </text:list>
      <text:p text:style-name="P1">2) <text:span text:style-name="T1">Grant</text:span><text:change-start text:change-id="ct2529753002912"/><text:span text:style-name="T1"> </text:span><text:change-end text:change-id="ct2529753002912"/><text:change text:change-id="ct2530029515344"/><text:span text:style-name="T1">of Patent License.</text:span><text:change-start text:change-id="ct2529753000032"/> <text:change-end text:change-id="ct2529753000032"/>Licensor <text:change-start text:change-id="ct2530028324576"/>hereby <text:change-end text:change-id="ct2530028324576"/>grants You a <text:change-start text:change-id="ct2529753000512"/>world-wide<text:change-end text:change-id="ct2529753000512"/><text:change text:change-id="ct2530029517264"/>, royalty-free, non-exclusive, <text:change-start text:change-id="ct2529753000752"/>perpetual, sublicenseable <text:change-end text:change-id="ct2529753000752"/><text:change text:change-id="ct2530029555248"/>license, under patent claims owned or controlled by the Licensor that are embodied in the Original Work as furnished by the Licensor, <text:change text:change-id="ct2530029555488"/>to make, use, sell<text:change-start text:change-id="ct2529753003152"/> and <text:change-end text:change-id="ct2529753003152"/><text:change text:change-id="ct2530029553088"/>offer for sale<text:change text:change-id="ct2530029555728"/> the Original Work and Derivative Works.</text:p>
      <text:p text:style-name="P1">3) <text:span text:style-name="T1">Grant</text:span><text:change-start text:change-id="ct2529753000992"/><text:span text:style-name="T1"> </text:span><text:change-end text:change-id="ct2529753000992"/><text:change text:change-id="ct2530029553568"/><text:span text:style-name="T1">of Source Code License.</text:span><text:change-start text:change-id="ct2529753001232"/> <text:change-end text:change-id="ct2529753001232"/><text:change text:change-id="ct2530029555968"/>The term “Source Code” means the preferred form of the Original Work for making modifications to it and all available documentation describing how to modify the Original Work. Licensor <text:change-start text:change-id="ct2529753001472"/>hereby <text:change-end text:change-id="ct2529753001472"/>agrees to provide a machine-readable copy of the Source Code of the Original Work along with each copy of the Original Work that Licensor distributes. Licensor reserves the right to satisfy this obligation by placing a machine-readable copy of the Source Code in an information repository reasonably calculated to permit inexpensive and convenient access by You for as long as Licensor continues to distribute<text:change-start text:change-id="ct2529991740112"/> the Original Work, and by publishing the address of that information repository in a notice immediately following the copyright notice that applies to<text:change-end text:change-id="ct2529991740112"/> the Original Work.</text:p>
      <text:p text:style-name="P1">4) <text:span text:style-name="T1">Exclusions From License Grant.</text:span> Neither the names of Licensor, nor the names of any contributors to the Original Work, nor any of their trademarks or service marks, may be used to endorse or promote products derived from this Original Work without express prior <text:change-start text:change-id="ct2529991739872"/>written <text:change-end text:change-id="ct2529991739872"/>permission of the Licensor. <text:change-start text:change-id="ct2529991740832"/>Nothing in this License shall be deemed to grant any rights to <text:change-end text:change-id="ct2529991740832"/><text:change text:change-id="ct2530029553808"/>trademarks, copyrights, patents, trade secrets or any other intellectual property<text:change-start text:change-id="ct2529991740352"/> of Licensor except as expressly stated herein<text:change-end text:change-id="ct2529991740352"/>. No patent license is granted to make, use, sell<text:change-start text:change-id="ct2529991740592"/> or offer to <text:soft-page-break/>sell <text:change-end text:change-id="ct2529991740592"/><text:change text:change-id="ct2530029554048"/>embodiments of any patent claims other than the licensed claims defined in Section 2. No <text:change-start text:change-id="ct2529991741312"/>right<text:change-end text:change-id="ct2529991741312"/><text:change text:change-id="ct2530029554288"/> is granted to the trademarks of Licensor even if such marks are included in the Original Work. Nothing in this License shall be interpreted to prohibit Licensor from licensing under <text:change-start text:change-id="ct2529991741072"/>different terms<text:change-end text:change-id="ct2529991741072"/><text:change text:change-id="ct2530029556208"/> from this License any Original Work that Licensor otherwise would have a right to license.</text:p>
      <text:p text:style-name="P1">5) <text:span text:style-name="T1">External Deployment.</text:span> The term “External Deployment” means the use<text:change-start text:change-id="ct2529991738912"/> or distribution<text:change-end text:change-id="ct2529991738912"/><text:change text:change-id="ct2530029554528"/> of the Original Work or Derivative Works in any way such that the Original Work or Derivative Works may be used by anyone other than You, whether <text:change-start text:change-id="ct2529991738192"/>the Original Work or Derivative Works are distributed <text:change-end text:change-id="ct2529991738192"/><text:change text:change-id="ct2530029554768"/>to those persons or made available as an application intended for use over a <text:change-start text:change-id="ct2529991739632"/>computer <text:change-end text:change-id="ct2529991739632"/>network. As an express condition for the grants of license hereunder, You <text:change-start text:change-id="ct2529991739392"/>agree that<text:change-end text:change-id="ct2529991739392"/><text:change text:change-id="ct2530029556448"/> any External Deployment by You of <text:change-start text:change-id="ct2529991741552"/>a Derivative Work shall be deemed a distribution and shall be licensed to all under the terms of this License, as prescribed in <text:change-end text:change-id="ct2529991741552"/><text:change text:change-id="ct2530029555008"/>section 1(c)<text:change-start text:change-id="ct2529991738432"/> herein<text:change-end text:change-id="ct2529991738432"/>.</text:p>
      <text:p text:style-name="P1">6) <text:span text:style-name="T1">Attribution Rights.</text:span> You must retain, in the Source Code of any Derivative Works that You create, all copyright, patent<text:change text:change-id="ct2530029552848"/> or trademark notices from the Source Code of the Original Work, as well as any notices of licensing and any descriptive text identified therein as an “Attribution Notice.” You must cause the Source Code for any Derivative Works that You create to carry a prominent Attribution Notice reasonably calculated to inform recipients that You have modified the Original Work.</text:p>
      <text:p text:style-name="P1">7) <text:span text:style-name="T1">Warranty of Provenance and Disclaimer of Warranty.</text:span> Licensor warrants that the copyright in and to the Original Work and the patent rights granted herein by Licensor are owned by the Licensor or are sublicensed to You under the terms of this License with the permission of the contributor(s) of those copyrights and patent rights. Except as expressly stated in the immediately <text:change-start text:change-id="ct2529991737952"/>proceeding<text:change-end text:change-id="ct2529991737952"/><text:change text:change-id="ct2530029553328"/> sentence, the Original Work is provided under this License on an “AS IS” BASIS and WITHOUT WARRANTY, either express or implied, including, without limitation, the warranties of <text:change-start text:change-id="ct2529991738672"/>NON-INFRINGEMENT, MERCHANTABILITY or FITNESS FOR A PARTICULAR PURPOSE<text:change-end text:change-id="ct2529991738672"/><text:change text:change-id="ct2530028462208"/>. THE ENTIRE RISK AS TO THE QUALITY OF THE ORIGINAL WORK IS WITH YOU. This DISCLAIMER OF WARRANTY constitutes an essential part of this License. No license to <text:change text:change-id="ct2530028465328"/>Original Work is granted <text:change-start text:change-id="ct2529991739152"/>hereunder<text:change-end text:change-id="ct2529991739152"/><text:change text:change-id="ct2530028464608"/> except under this disclaimer.</text:p>
      <text:p text:style-name="P1">8) <text:span text:style-name="T1">Limitation of Liability.</text:span> Under no circumstances and under no legal theory, whether in tort (including negligence), contract, or otherwise, shall the Licensor be liable to <text:change-start text:change-id="ct2529991773664"/>any person <text:change-end text:change-id="ct2529991773664"/><text:change text:change-id="ct2530028464848"/>for any <text:change-start text:change-id="ct2529991771984"/>direct, <text:change-end text:change-id="ct2529991771984"/>indirect, special, incidental, or consequential damages of any character arising as a result of this License or the use of the Original Work including, without limitation, damages for loss of goodwill, work stoppage, computer failure or malfunction, or any and all other commercial damages or losses. This limitation of liability shall not apply to <text:change-start text:change-id="ct2529991773424"/>liability for death or personal injury resulting from Licensor’s negligence to <text:change-end text:change-id="ct2529991773424"/>the extent applicable law prohibits such limitation<text:change-start text:change-id="ct2529991772224"/>. Some jurisdictions do not allow the exclusion or limitation of incidental or consequential damages, so this exclusion and limitation may not apply to You<text:change-end text:change-id="ct2529991772224"/>.</text:p>
      <text:p text:style-name="P1"><text:soft-page-break/>9) <text:span text:style-name="T1">Acceptance and Termination.</text:span> If<text:change-start text:change-id="ct2529991773904"/> You distribute <text:change-end text:change-id="ct2529991773904"/><text:change text:change-id="ct2530028461728"/>copies of the Original Work or a Derivative Work, You must make a reasonable effort under the circumstances to obtain the express assent of recipients to the terms of this License. <text:change-start text:change-id="ct2529991772944"/>Nothing else but this License (or another written agreement between Licensor and You) grants You permission<text:change-end text:change-id="ct2529991772944"/><text:change text:change-id="ct2530028462928"/> to create Derivative Works based upon the Original Work<text:change-start text:change-id="ct2529991774144"/> or to exercise any of the rights granted in Section 1 herein<text:change-end text:change-id="ct2529991774144"/>, and <text:change-start text:change-id="ct2529991774384"/>any attempt to do so except under the terms of this License (or another written agreement between Licensor and You) is expressly <text:change-end text:change-id="ct2529991774384"/><text:change text:change-id="ct2530028463168"/>prohibited by <text:change-start text:change-id="ct2529991770784"/>U.S. copyright law, the equivalent laws of other countries, and by <text:change-end text:change-id="ct2529991770784"/><text:change text:change-id="ct2530028461968"/>international treaty. <text:change-start text:change-id="ct2529991772464"/>Therefore, by exercising any of the rights granted to You in Section 1 herein, You indicate Your acceptance of this License and all of its terms and conditions<text:change-end text:change-id="ct2529991772464"/><text:change text:change-id="ct2530028463408"/>. This License shall terminate immediately and <text:change-start text:change-id="ct2529991772704"/>you<text:change-end text:change-id="ct2529991772704"/><text:change text:change-id="ct2530028463648"/> may no longer exercise any of the rights granted to You by this License upon <text:change-start text:change-id="ct2529991773184"/>Your<text:change-end text:change-id="ct2529991773184"/><text:change text:change-id="ct2530028463888"/> failure to honor the <text:change-start text:change-id="ct2529991771024"/>proviso<text:change-end text:change-id="ct2529991771024"/><text:change text:change-id="ct2530028464128"/> in Section 1(c)<text:change-start text:change-id="ct2529991771264"/> herein<text:change-end text:change-id="ct2529991771264"/>.</text:p>
      <text:p text:style-name="P1">10) <text:span text:style-name="T1">Termination for Patent Action.</text:span> This License shall terminate automatically and You may no longer exercise any of the rights granted to You by this License as of the date You commence an action, including a cross-claim or counterclaim, against<text:change-start text:change-id="ct2529991771504"/> <text:change-end text:change-id="ct2529991771504"/><text:change text:change-id="ct2530028465088"/>Licensor or any licensee alleging that the Original Work infringes a patent. This termination provision shall not apply for an action alleging patent infringement by combinations of the Original Work with other software or hardware.</text:p>
      <text:p text:style-name="P1">11) <text:span text:style-name="T1">Jurisdiction, Venue and Governing Law.</text:span> Any action or suit relating to this License may be brought only in the courts of a jurisdiction wherein the Licensor resides or in which Licensor conducts its primary business, and under the laws of that jurisdiction excluding its conflict-of-law provisions. The application of the United Nations Convention on Contracts for the International Sale of Goods is expressly excluded. Any use of the Original Work outside the scope of this License or after its termination shall be subject to the requirements and penalties of <text:change-start text:change-id="ct2529991771744"/>the U.S. Copyright Act, 17 U.S.C. § 101 et seq., the equivalent laws of other countries, and international treaty<text:change-end text:change-id="ct2529991771744"/><text:change text:change-id="ct2530028464368"/>. This section shall survive the termination of this License.</text:p>
      <text:p text:style-name="P1">12) <text:span text:style-name="T1">Attorneys</text:span><text:change text:change-id="ct2530028462448"/><text:span text:style-name="T1"> Fees.</text:span> In any action to enforce the terms of this License or seeking damages relating thereto, the prevailing party shall be entitled to recover its costs and expenses, including, without limitation, reasonable attorneys’ fees and costs incurred in connection with such action, including any appeal of such action. This section shall survive the termination of this License.</text:p>
      <text:p text:style-name="P1">13) <text:span text:style-name="T1">Miscellaneous.</text:span> <text:change-start text:change-id="ct2529954784624"/>This License represents the complete agreement concerning the subject matter hereof. <text:change-end text:change-id="ct2529954784624"/>If any provision of this License is held to be unenforceable, such provision shall be reformed only to the extent necessary to make it enforceable.</text:p>
      <text:p text:style-name="P1"><text:soft-page-break/>14) <text:span text:style-name="T1">Definition of “You” in This License.</text:span> “You” throughout this License, whether in upper or lower case, means an individual or a legal entity exercising rights under, and complying with all of the terms of, this License. For legal entities, “You” includes any entity that controls, is controlled by, or is under common control with you. For purposes of this definition, “control” means (i) the power, direct or indirect, to cause the direction or management of such entity, whether by contract or otherwise, or (ii) ownership of fifty percent (50%) or more of the outstanding shares, or (iii) beneficial ownership of such entity.</text:p>
      <text:p text:style-name="P1">15) <text:span text:style-name="T1">Right to Use.</text:span> You may use the Original Work in all ways not otherwise restricted or conditioned by this License or by law, and Licensor promises not to interfere with or be responsible for such uses by You.</text:p>
      <text:p text:style-name="P2"><text:change-start text:change-id="ct2529954786544"/><text:span text:style-name="T5">This license is Copyright (C) 2003-2004 Lawrence E. Rosen. All rights reserved. Permission is hereby granted to copy and distribute this license without modification. This license may not be modified without the express written permission of its copyright owner.</text:span><text:change-end text:change-id="ct2529954786544"/><text:change text:change-id="ct2529753000272"/></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re Franklin" svg:font-family="'Libre Franklin', sans-serif, sans-serif"/>
    <style:font-face style:name="inherit" svg:font-family="inherit"/>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1-23T13:10:23.781000000</meta:creation-date>
    <dc:date>2023-11-23T13:16:08.924000000</dc:date>
    <meta:editing-duration>PT5M46S</meta:editing-duration>
    <meta:editing-cycles>2</meta:editing-cycles>
    <meta:generator>LibreOffice/6.3.4.2$Windows_X86_64 LibreOffice_project/60da17e045e08f1793c57c00ba83cdfce946d0aa</meta:generator>
    <meta:document-statistic meta:table-count="0" meta:image-count="0" meta:object-count="0" meta:page-count="4" meta:paragraph-count="23" meta:word-count="1557" meta:character-count="9753" meta:non-whitespace-character-count="8224"/>
  </office:meta>
</office:document-meta>
</file>